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575cm"/>
    </style:style>
    <style:style style:name="co5" style:family="table-column">
      <style:table-column-properties fo:break-before="auto" style:column-width="1.63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CHRG10-5C-lines2 (ol23)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Mg no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RG10_5C_ol_lines2</text:p>
          </table:table-cell>
          <table:table-cell office:value-type="float" office:value="18.3068" calcext:value-type="float">
            <text:p>18.3068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0559" calcext:value-type="float">
            <text:p>0.0559</text:p>
          </table:table-cell>
          <table:table-cell office:value-type="float" office:value="13.6202" calcext:value-type="float">
            <text:p>13.6202</text:p>
          </table:table-cell>
          <table:table-cell office:value-type="float" office:value="43.0439" calcext:value-type="float">
            <text:p>43.0439</text:p>
          </table:table-cell>
          <table:table-cell office:value-type="float" office:value="8.2089" calcext:value-type="float">
            <text:p>8.2089</text:p>
          </table:table-cell>
          <table:table-cell office:value-type="float" office:value="9.5263" calcext:value-type="float">
            <text:p>9.5263</text:p>
          </table:table-cell>
          <table:table-cell office:value-type="float" office:value="2.1603" calcext:value-type="float">
            <text:p>2.1603</text:p>
          </table:table-cell>
          <table:table-cell office:value-type="float" office:value="95.1595" calcext:value-type="float">
            <text:p>95.1595</text:p>
          </table:table-cell>
          <table:table-cell table:formula="of:=[.C5]*100/([.C5]+[.F5])" office:value-type="float" office:value="57.3395558618098" calcext:value-type="float">
            <text:p>57.33955586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RG10_5C_ol_lines2</text:p>
          </table:table-cell>
          <table:table-cell office:value-type="float" office:value="42.2544" calcext:value-type="float">
            <text:p>42.2544</text:p>
          </table:table-cell>
          <table:table-cell office:value-type="float" office:value="0.25" calcext:value-type="float">
            <text:p>0.25</text:p>
          </table:table-cell>
          <table:table-cell office:value-type="float" office:value="0.1727" calcext:value-type="float">
            <text:p>0.1727</text:p>
          </table:table-cell>
          <table:table-cell office:value-type="float" office:value="15.6768" calcext:value-type="float">
            <text:p>15.6768</text:p>
          </table:table-cell>
          <table:table-cell office:value-type="float" office:value="38.5176" calcext:value-type="float">
            <text:p>38.5176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0598" calcext:value-type="float">
            <text:p>0.0598</text:p>
          </table:table-cell>
          <table:table-cell office:value-type="float" office:value="97.7366" calcext:value-type="float">
            <text:p>97.7366</text:p>
          </table:table-cell>
          <table:table-cell table:formula="of:=[.C6]*100/([.C6]+[.F6])" office:value-type="float" office:value="72.9389344601873" calcext:value-type="float">
            <text:p>72.93893446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RG10_5C_ol_lines2</text:p>
          </table:table-cell>
          <table:table-cell office:value-type="float" office:value="42.5848" calcext:value-type="float">
            <text:p>42.5848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1852" calcext:value-type="float">
            <text:p>0.1852</text:p>
          </table:table-cell>
          <table:table-cell office:value-type="float" office:value="15.7811" calcext:value-type="float">
            <text:p>15.7811</text:p>
          </table:table-cell>
          <table:table-cell office:value-type="float" office:value="38.2821" calcext:value-type="float">
            <text:p>38.2821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98" calcext:value-type="float">
            <text:p>0.0298</text:p>
          </table:table-cell>
          <table:table-cell office:value-type="float" office:value="97.509" calcext:value-type="float">
            <text:p>97.509</text:p>
          </table:table-cell>
          <table:table-cell table:formula="of:=[.C7]*100/([.C7]+[.F7])" office:value-type="float" office:value="72.9617807658239" calcext:value-type="float">
            <text:p>72.961780765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RG10_5C_ol_lines2</text:p>
          </table:table-cell>
          <table:table-cell office:value-type="float" office:value="41.4758" calcext:value-type="float">
            <text:p>41.4758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1567" calcext:value-type="float">
            <text:p>0.1567</text:p>
          </table:table-cell>
          <table:table-cell office:value-type="float" office:value="17.0899" calcext:value-type="float">
            <text:p>17.0899</text:p>
          </table:table-cell>
          <table:table-cell office:value-type="float" office:value="38.3985" calcext:value-type="float">
            <text:p>38.398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29" calcext:value-type="float">
            <text:p>0.0329</text:p>
          </table:table-cell>
          <table:table-cell office:value-type="float" office:value="97.8045" calcext:value-type="float">
            <text:p>97.8045</text:p>
          </table:table-cell>
          <table:table-cell table:formula="of:=[.C8]*100/([.C8]+[.F8])" office:value-type="float" office:value="70.8192679332784" calcext:value-type="float">
            <text:p>70.8192679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RG10_5C_ol_lines2</text:p>
          </table:table-cell>
          <table:table-cell office:value-type="float" office:value="40.7705" calcext:value-type="float">
            <text:p>40.7705</text:p>
          </table:table-cell>
          <table:table-cell office:value-type="float" office:value="0.281" calcext:value-type="float">
            <text:p>0.281</text:p>
          </table:table-cell>
          <table:table-cell office:value-type="float" office:value="0.1394" calcext:value-type="float">
            <text:p>0.1394</text:p>
          </table:table-cell>
          <table:table-cell office:value-type="float" office:value="18.1603" calcext:value-type="float">
            <text:p>18.1603</text:p>
          </table:table-cell>
          <table:table-cell office:value-type="float" office:value="37.7888" calcext:value-type="float">
            <text:p>37.7888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33" calcext:value-type="float">
            <text:p>0.0333</text:p>
          </table:table-cell>
          <table:table-cell office:value-type="float" office:value="97.5288" calcext:value-type="float">
            <text:p>97.5288</text:p>
          </table:table-cell>
          <table:table-cell table:formula="of:=[.C9]*100/([.C9]+[.F9])" office:value-type="float" office:value="69.1836866290632" calcext:value-type="float">
            <text:p>69.18368662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RG10_5C_ol_lines2</text:p>
          </table:table-cell>
          <table:table-cell office:value-type="float" office:value="39.8147" calcext:value-type="float">
            <text:p>39.814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1202" calcext:value-type="float">
            <text:p>0.1202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37.5784" calcext:value-type="float">
            <text:p>37.5784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63" calcext:value-type="float">
            <text:p>0.0263</text:p>
          </table:table-cell>
          <table:table-cell office:value-type="float" office:value="97.6492" calcext:value-type="float">
            <text:p>97.6492</text:p>
          </table:table-cell>
          <table:table-cell table:formula="of:=[.C10]*100/([.C10]+[.F10])" office:value-type="float" office:value="67.1587008408606" calcext:value-type="float">
            <text:p>67.15870084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RG10_5C_ol_lines2</text:p>
          </table:table-cell>
          <table:table-cell office:value-type="float" office:value="39.8333" calcext:value-type="float">
            <text:p>39.8333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1395" calcext:value-type="float">
            <text:p>0.1395</text:p>
          </table:table-cell>
          <table:table-cell office:value-type="float" office:value="19.7917" calcext:value-type="float">
            <text:p>19.7917</text:p>
          </table:table-cell>
          <table:table-cell office:value-type="float" office:value="37.4952" calcext:value-type="float">
            <text:p>37.4952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191" calcext:value-type="float">
            <text:p>0.0191</text:p>
          </table:table-cell>
          <table:table-cell office:value-type="float" office:value="97.8969" calcext:value-type="float">
            <text:p>97.8969</text:p>
          </table:table-cell>
          <table:table-cell table:formula="of:=[.C11]*100/([.C11]+[.F11])" office:value-type="float" office:value="66.8063731656185" calcext:value-type="float">
            <text:p>66.80637316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RG10_5C_ol_lines2</text:p>
          </table:table-cell>
          <table:table-cell office:value-type="float" office:value="39.6898" calcext:value-type="float">
            <text:p>39.6898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1483" calcext:value-type="float">
            <text:p>0.1483</text:p>
          </table:table-cell>
          <table:table-cell office:value-type="float" office:value="19.4855" calcext:value-type="float">
            <text:p>19.4855</text:p>
          </table:table-cell>
          <table:table-cell office:value-type="float" office:value="37.5844" calcext:value-type="float">
            <text:p>37.5844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103" calcext:value-type="float">
            <text:p>0.0103</text:p>
          </table:table-cell>
          <table:table-cell office:value-type="float" office:value="97.532" calcext:value-type="float">
            <text:p>97.532</text:p>
          </table:table-cell>
          <table:table-cell table:formula="of:=[.C12]*100/([.C12]+[.F12])" office:value-type="float" office:value="67.0715653321572" calcext:value-type="float">
            <text:p>67.071565332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RG10_5C_ol_lines2</text:p>
          </table:table-cell>
          <table:table-cell office:value-type="float" office:value="40.3115" calcext:value-type="float">
            <text:p>40.3115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1701" calcext:value-type="float">
            <text:p>0.1701</text:p>
          </table:table-cell>
          <table:table-cell office:value-type="float" office:value="18.6609" calcext:value-type="float">
            <text:p>18.6609</text:p>
          </table:table-cell>
          <table:table-cell office:value-type="float" office:value="37.7001" calcext:value-type="float">
            <text:p>37.7001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153" calcext:value-type="float">
            <text:p>0.0153</text:p>
          </table:table-cell>
          <table:table-cell office:value-type="float" office:value="97.4477" calcext:value-type="float">
            <text:p>97.4477</text:p>
          </table:table-cell>
          <table:table-cell table:formula="of:=[.C13]*100/([.C13]+[.F13])" office:value-type="float" office:value="68.3565532350727" calcext:value-type="float">
            <text:p>68.35655323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RG10_5C_ol_lines2</text:p>
          </table:table-cell>
          <table:table-cell office:value-type="float" office:value="40.9818" calcext:value-type="float">
            <text:p>40.9818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1851" calcext:value-type="float">
            <text:p>0.1851</text:p>
          </table:table-cell>
          <table:table-cell office:value-type="float" office:value="17.9439" calcext:value-type="float">
            <text:p>17.9439</text:p>
          </table:table-cell>
          <table:table-cell office:value-type="float" office:value="38.1771" calcext:value-type="float">
            <text:p>38.17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086" calcext:value-type="float">
            <text:p>0.0086</text:p>
          </table:table-cell>
          <table:table-cell office:value-type="float" office:value="97.8747" calcext:value-type="float">
            <text:p>97.8747</text:p>
          </table:table-cell>
          <table:table-cell table:formula="of:=[.C14]*100/([.C14]+[.F14])" office:value-type="float" office:value="69.5482616243846" calcext:value-type="float">
            <text:p>69.54826162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RG10_5C_ol_lines2</text:p>
          </table:table-cell>
          <table:table-cell office:value-type="float" office:value="41.5609" calcext:value-type="float">
            <text:p>41.5609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1927" calcext:value-type="float">
            <text:p>0.1927</text:p>
          </table:table-cell>
          <table:table-cell office:value-type="float" office:value="17.6003" calcext:value-type="float">
            <text:p>17.6003</text:p>
          </table:table-cell>
          <table:table-cell office:value-type="float" office:value="37.9421" calcext:value-type="float">
            <text:p>37.9421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061" calcext:value-type="float">
            <text:p>0.0061</text:p>
          </table:table-cell>
          <table:table-cell office:value-type="float" office:value="97.866" calcext:value-type="float">
            <text:p>97.866</text:p>
          </table:table-cell>
          <table:table-cell table:formula="of:=[.C15]*100/([.C15]+[.F15])" office:value-type="float" office:value="70.250265376632" calcext:value-type="float">
            <text:p>70.250265376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RG10_5C_ol_lines2</text:p>
          </table:table-cell>
          <table:table-cell office:value-type="float" office:value="42.0603" calcext:value-type="float">
            <text:p>42.0603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09" calcext:value-type="float">
            <text:p>0.209</text:p>
          </table:table-cell>
          <table:table-cell office:value-type="float" office:value="16.5669" calcext:value-type="float">
            <text:p>16.5669</text:p>
          </table:table-cell>
          <table:table-cell office:value-type="float" office:value="38.0909" calcext:value-type="float">
            <text:p>38.0909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19" calcext:value-type="float">
            <text:p>0.019</text:p>
          </table:table-cell>
          <table:table-cell office:value-type="float" office:value="97.5291" calcext:value-type="float">
            <text:p>97.5291</text:p>
          </table:table-cell>
          <table:table-cell table:formula="of:=[.C16]*100/([.C16]+[.F16])" office:value-type="float" office:value="71.741955952186" calcext:value-type="float">
            <text:p>71.74195595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HRG10_5C_ol_lines2</text:p>
          </table:table-cell>
          <table:table-cell office:value-type="float" office:value="42.6573" calcext:value-type="float">
            <text:p>42.657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134" calcext:value-type="float">
            <text:p>0.2134</text:p>
          </table:table-cell>
          <table:table-cell office:value-type="float" office:value="15.8102" calcext:value-type="float">
            <text:p>15.8102</text:p>
          </table:table-cell>
          <table:table-cell office:value-type="float" office:value="38.2546" calcext:value-type="float">
            <text:p>38.2546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144" calcext:value-type="float">
            <text:p>0.0144</text:p>
          </table:table-cell>
          <table:table-cell office:value-type="float" office:value="97.5136" calcext:value-type="float">
            <text:p>97.5136</text:p>
          </table:table-cell>
          <table:table-cell table:formula="of:=[.C17]*100/([.C17]+[.F17])" office:value-type="float" office:value="72.9589943130799" calcext:value-type="float">
            <text:p>72.958994313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HRG10_5C_ol_lines2</text:p>
          </table:table-cell>
          <table:table-cell office:value-type="float" office:value="43.085" calcext:value-type="float">
            <text:p>43.085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299" calcext:value-type="float">
            <text:p>0.2299</text:p>
          </table:table-cell>
          <table:table-cell office:value-type="float" office:value="15.2925" calcext:value-type="float">
            <text:p>15.2925</text:p>
          </table:table-cell>
          <table:table-cell office:value-type="float" office:value="38.3071" calcext:value-type="float">
            <text:p>38.3071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45" calcext:value-type="float">
            <text:p>0.0145</text:p>
          </table:table-cell>
          <table:table-cell office:value-type="float" office:value="97.5041" calcext:value-type="float">
            <text:p>97.5041</text:p>
          </table:table-cell>
          <table:table-cell table:formula="of:=[.C18]*100/([.C18]+[.F18])" office:value-type="float" office:value="73.8041197379127" calcext:value-type="float">
            <text:p>73.80411973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HRG10_5C_ol_lines2</text:p>
          </table:table-cell>
          <table:table-cell office:value-type="float" office:value="43.4743" calcext:value-type="float">
            <text:p>43.4743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2274" calcext:value-type="float">
            <text:p>0.2274</text:p>
          </table:table-cell>
          <table:table-cell office:value-type="float" office:value="14.6524" calcext:value-type="float">
            <text:p>14.6524</text:p>
          </table:table-cell>
          <table:table-cell office:value-type="float" office:value="38.2936" calcext:value-type="float">
            <text:p>38.2936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065" calcext:value-type="float">
            <text:p>0.0065</text:p>
          </table:table-cell>
          <table:table-cell office:value-type="float" office:value="97.2054" calcext:value-type="float">
            <text:p>97.2054</text:p>
          </table:table-cell>
          <table:table-cell table:formula="of:=[.C19]*100/([.C19]+[.F19])" office:value-type="float" office:value="74.7923071497264" calcext:value-type="float">
            <text:p>74.792307149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RG10_5C_ol_lines2</text:p>
          </table:table-cell>
          <table:table-cell office:value-type="float" office:value="43.8201" calcext:value-type="float">
            <text:p>43.8201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2283" calcext:value-type="float">
            <text:p>0.2283</text:p>
          </table:table-cell>
          <table:table-cell office:value-type="float" office:value="14.5032" calcext:value-type="float">
            <text:p>14.5032</text:p>
          </table:table-cell>
          <table:table-cell office:value-type="float" office:value="38.3525" calcext:value-type="float">
            <text:p>38.3525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" calcext:value-type="float">
            <text:p>0</text:p>
          </table:table-cell>
          <table:table-cell office:value-type="float" office:value="97.4463" calcext:value-type="float">
            <text:p>97.4463</text:p>
          </table:table-cell>
          <table:table-cell table:formula="of:=[.C20]*100/([.C20]+[.F20])" office:value-type="float" office:value="75.1330943207946" calcext:value-type="float">
            <text:p>75.133094320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RG10_5C_ol_lines2</text:p>
          </table:table-cell>
          <table:table-cell office:value-type="float" office:value="44.0299" calcext:value-type="float">
            <text:p>44.0299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374" calcext:value-type="float">
            <text:p>0.2374</text:p>
          </table:table-cell>
          <table:table-cell office:value-type="float" office:value="14.1694" calcext:value-type="float">
            <text:p>14.1694</text:p>
          </table:table-cell>
          <table:table-cell office:value-type="float" office:value="38.4647" calcext:value-type="float">
            <text:p>38.4647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071" calcext:value-type="float">
            <text:p>0.0071</text:p>
          </table:table-cell>
          <table:table-cell office:value-type="float" office:value="97.4527" calcext:value-type="float">
            <text:p>97.4527</text:p>
          </table:table-cell>
          <table:table-cell table:formula="of:=[.C21]*100/([.C21]+[.F21])" office:value-type="float" office:value="75.6536590646279" calcext:value-type="float">
            <text:p>75.653659064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HRG10_5C_ol_lines2</text:p>
          </table:table-cell>
          <table:table-cell office:value-type="float" office:value="44.2866" calcext:value-type="float">
            <text:p>44.2866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2293" calcext:value-type="float">
            <text:p>0.2293</text:p>
          </table:table-cell>
          <table:table-cell office:value-type="float" office:value="13.7421" calcext:value-type="float">
            <text:p>13.7421</text:p>
          </table:table-cell>
          <table:table-cell office:value-type="float" office:value="38.5237" calcext:value-type="float">
            <text:p>38.5237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067" calcext:value-type="float">
            <text:p>0.0067</text:p>
          </table:table-cell>
          <table:table-cell office:value-type="float" office:value="97.3401" calcext:value-type="float">
            <text:p>97.3401</text:p>
          </table:table-cell>
          <table:table-cell table:formula="of:=[.C22]*100/([.C22]+[.F22])" office:value-type="float" office:value="76.318442425903" calcext:value-type="float">
            <text:p>76.318442425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RG10_5C_ol_lines2</text:p>
          </table:table-cell>
          <table:table-cell office:value-type="float" office:value="44.2484" calcext:value-type="float">
            <text:p>44.2484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2453" calcext:value-type="float">
            <text:p>0.2453</text:p>
          </table:table-cell>
          <table:table-cell office:value-type="float" office:value="13.8302" calcext:value-type="float">
            <text:p>13.8302</text:p>
          </table:table-cell>
          <table:table-cell office:value-type="float" office:value="38.4876" calcext:value-type="float">
            <text:p>38.487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198" calcext:value-type="float">
            <text:p>0.0198</text:p>
          </table:table-cell>
          <table:table-cell office:value-type="float" office:value="97.3834" calcext:value-type="float">
            <text:p>97.3834</text:p>
          </table:table-cell>
          <table:table-cell table:formula="of:=[.C23]*100/([.C23]+[.F23])" office:value-type="float" office:value="76.1870981738541" calcext:value-type="float">
            <text:p>76.18709817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HRG10_5C_ol_lines2</text:p>
          </table:table-cell>
          <table:table-cell office:value-type="float" office:value="44.5642" calcext:value-type="float">
            <text:p>44.564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332" calcext:value-type="float">
            <text:p>0.2332</text:p>
          </table:table-cell>
          <table:table-cell office:value-type="float" office:value="13.6784" calcext:value-type="float">
            <text:p>13.6784</text:p>
          </table:table-cell>
          <table:table-cell office:value-type="float" office:value="38.5113" calcext:value-type="float">
            <text:p>38.5113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062" calcext:value-type="float">
            <text:p>0.0062</text:p>
          </table:table-cell>
          <table:table-cell office:value-type="float" office:value="97.5416" calcext:value-type="float">
            <text:p>97.5416</text:p>
          </table:table-cell>
          <table:table-cell table:formula="of:=[.C24]*100/([.C24]+[.F24])" office:value-type="float" office:value="76.5147847108474" calcext:value-type="float">
            <text:p>76.514784710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HRG10_5C_ol_lines2</text:p>
          </table:table-cell>
          <table:table-cell office:value-type="float" office:value="44.5838" calcext:value-type="float">
            <text:p>44.5838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2337" calcext:value-type="float">
            <text:p>0.2337</text:p>
          </table:table-cell>
          <table:table-cell office:value-type="float" office:value="13.662" calcext:value-type="float">
            <text:p>13.662</text:p>
          </table:table-cell>
          <table:table-cell office:value-type="float" office:value="38.509" calcext:value-type="float">
            <text:p>38.509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098" calcext:value-type="float">
            <text:p>0.0098</text:p>
          </table:table-cell>
          <table:table-cell office:value-type="float" office:value="97.5544" calcext:value-type="float">
            <text:p>97.5544</text:p>
          </table:table-cell>
          <table:table-cell table:formula="of:=[.C25]*100/([.C25]+[.F25])" office:value-type="float" office:value="76.5442315154054" calcext:value-type="float">
            <text:p>76.544231515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RG10_5C_ol_lines2</text:p>
          </table:table-cell>
          <table:table-cell office:value-type="float" office:value="44.4131" calcext:value-type="float">
            <text:p>44.4131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2384" calcext:value-type="float">
            <text:p>0.2384</text:p>
          </table:table-cell>
          <table:table-cell office:value-type="float" office:value="13.4786" calcext:value-type="float">
            <text:p>13.4786</text:p>
          </table:table-cell>
          <table:table-cell office:value-type="float" office:value="38.4985" calcext:value-type="float">
            <text:p>38.4985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054" calcext:value-type="float">
            <text:p>0.0054</text:p>
          </table:table-cell>
          <table:table-cell office:value-type="float" office:value="97.1937" calcext:value-type="float">
            <text:p>97.1937</text:p>
          </table:table-cell>
          <table:table-cell table:formula="of:=[.C26]*100/([.C26]+[.F26])" office:value-type="float" office:value="76.7175605484033" calcext:value-type="float">
            <text:p>76.717560548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HRG10_5C_ol_lines2</text:p>
          </table:table-cell>
          <table:table-cell office:value-type="float" office:value="44.4083" calcext:value-type="float">
            <text:p>44.4083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349" calcext:value-type="float">
            <text:p>0.2349</text:p>
          </table:table-cell>
          <table:table-cell office:value-type="float" office:value="13.5042" calcext:value-type="float">
            <text:p>13.5042</text:p>
          </table:table-cell>
          <table:table-cell office:value-type="float" office:value="38.4825" calcext:value-type="float">
            <text:p>38.4825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01" calcext:value-type="float">
            <text:p>0.001</text:p>
          </table:table-cell>
          <table:table-cell office:value-type="float" office:value="97.1921" calcext:value-type="float">
            <text:p>97.1921</text:p>
          </table:table-cell>
          <table:table-cell table:formula="of:=[.C27]*100/([.C27]+[.F27])" office:value-type="float" office:value="76.6817181092165" calcext:value-type="float">
            <text:p>76.681718109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HRG10_5C_ol_lines2</text:p>
          </table:table-cell>
          <table:table-cell office:value-type="float" office:value="44.3779" calcext:value-type="float">
            <text:p>44.3779</text:p>
          </table:table-cell>
          <table:table-cell office:value-type="float" office:value="0.2" calcext:value-type="float">
            <text:p>0.2</text:p>
          </table:table-cell>
          <table:table-cell office:value-type="float" office:value="0.2386" calcext:value-type="float">
            <text:p>0.2386</text:p>
          </table:table-cell>
          <table:table-cell office:value-type="float" office:value="13.532" calcext:value-type="float">
            <text:p>13.532</text:p>
          </table:table-cell>
          <table:table-cell office:value-type="float" office:value="38.4746" calcext:value-type="float">
            <text:p>38.4746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038" calcext:value-type="float">
            <text:p>0.0038</text:p>
          </table:table-cell>
          <table:table-cell office:value-type="float" office:value="97.1705" calcext:value-type="float">
            <text:p>97.1705</text:p>
          </table:table-cell>
          <table:table-cell table:formula="of:=[.C28]*100/([.C28]+[.F28])" office:value-type="float" office:value="76.6326655718625" calcext:value-type="float">
            <text:p>76.632665571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HRG10_5C_ol_lines2</text:p>
          </table:table-cell>
          <table:table-cell office:value-type="float" office:value="44.4812" calcext:value-type="float">
            <text:p>44.4812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2329" calcext:value-type="float">
            <text:p>0.2329</text:p>
          </table:table-cell>
          <table:table-cell office:value-type="float" office:value="13.3832" calcext:value-type="float">
            <text:p>13.3832</text:p>
          </table:table-cell>
          <table:table-cell office:value-type="float" office:value="38.5012" calcext:value-type="float">
            <text:p>38.5012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163" calcext:value-type="float">
            <text:p>0.0163</text:p>
          </table:table-cell>
          <table:table-cell office:value-type="float" office:value="97.1848" calcext:value-type="float">
            <text:p>97.1848</text:p>
          </table:table-cell>
          <table:table-cell table:formula="of:=[.C29]*100/([.C29]+[.F29])" office:value-type="float" office:value="76.8714442731628" calcext:value-type="float">
            <text:p>76.871444273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HRG10_5C_ol_lines2</text:p>
          </table:table-cell>
          <table:table-cell office:value-type="float" office:value="44.45" calcext:value-type="float">
            <text:p>44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2412" calcext:value-type="float">
            <text:p>0.2412</text:p>
          </table:table-cell>
          <table:table-cell office:value-type="float" office:value="13.5064" calcext:value-type="float">
            <text:p>13.5064</text:p>
          </table:table-cell>
          <table:table-cell office:value-type="float" office:value="38.8324" calcext:value-type="float">
            <text:p>38.8324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057" calcext:value-type="float">
            <text:p>0.0057</text:p>
          </table:table-cell>
          <table:table-cell office:value-type="float" office:value="97.5966" calcext:value-type="float">
            <text:p>97.5966</text:p>
          </table:table-cell>
          <table:table-cell table:formula="of:=[.C30]*100/([.C30]+[.F30])" office:value-type="float" office:value="76.6955849569677" calcext:value-type="float">
            <text:p>76.69558495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HRG10_5C_ol_lines2</text:p>
          </table:table-cell>
          <table:table-cell office:value-type="float" office:value="44.4667" calcext:value-type="float">
            <text:p>44.4667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2347" calcext:value-type="float">
            <text:p>0.2347</text:p>
          </table:table-cell>
          <table:table-cell office:value-type="float" office:value="13.5087" calcext:value-type="float">
            <text:p>13.5087</text:p>
          </table:table-cell>
          <table:table-cell office:value-type="float" office:value="38.4579" calcext:value-type="float">
            <text:p>38.4579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011" calcext:value-type="float">
            <text:p>0.0011</text:p>
          </table:table-cell>
          <table:table-cell office:value-type="float" office:value="97.2014" calcext:value-type="float">
            <text:p>97.2014</text:p>
          </table:table-cell>
          <table:table-cell table:formula="of:=[.C31]*100/([.C31]+[.F31])" office:value-type="float" office:value="76.699255201344" calcext:value-type="float">
            <text:p>76.69925520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RG10_5C_ol_lines2</text:p>
          </table:table-cell>
          <table:table-cell office:value-type="float" office:value="44.5855" calcext:value-type="float">
            <text:p>44.5855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2427" calcext:value-type="float">
            <text:p>0.2427</text:p>
          </table:table-cell>
          <table:table-cell office:value-type="float" office:value="13.4512" calcext:value-type="float">
            <text:p>13.4512</text:p>
          </table:table-cell>
          <table:table-cell office:value-type="float" office:value="38.4861" calcext:value-type="float">
            <text:p>38.4861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177" calcext:value-type="float">
            <text:p>0.0177</text:p>
          </table:table-cell>
          <table:table-cell office:value-type="float" office:value="97.3318" calcext:value-type="float">
            <text:p>97.3318</text:p>
          </table:table-cell>
          <table:table-cell table:formula="of:=[.C32]*100/([.C32]+[.F32])" office:value-type="float" office:value="76.8229413457347" calcext:value-type="float">
            <text:p>76.822941345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HRG10_5C_ol_lines2</text:p>
          </table:table-cell>
          <table:table-cell office:value-type="float" office:value="44.379" calcext:value-type="float">
            <text:p>44.379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2337" calcext:value-type="float">
            <text:p>0.2337</text:p>
          </table:table-cell>
          <table:table-cell office:value-type="float" office:value="13.5" calcext:value-type="float">
            <text:p>13.5</text:p>
          </table:table-cell>
          <table:table-cell office:value-type="float" office:value="38.5097" calcext:value-type="float">
            <text:p>38.5097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104" calcext:value-type="float">
            <text:p>0.0104</text:p>
          </table:table-cell>
          <table:table-cell office:value-type="float" office:value="97.1625" calcext:value-type="float">
            <text:p>97.1625</text:p>
          </table:table-cell>
          <table:table-cell table:formula="of:=[.C33]*100/([.C33]+[.F33])" office:value-type="float" office:value="76.6754781526979" calcext:value-type="float">
            <text:p>76.67547815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RG10_5C_ol_lines2</text:p>
          </table:table-cell>
          <table:table-cell office:value-type="float" office:value="44.5881" calcext:value-type="float">
            <text:p>44.5881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285" calcext:value-type="float">
            <text:p>0.2285</text:p>
          </table:table-cell>
          <table:table-cell office:value-type="float" office:value="13.5408" calcext:value-type="float">
            <text:p>13.5408</text:p>
          </table:table-cell>
          <table:table-cell office:value-type="float" office:value="38.4907" calcext:value-type="float">
            <text:p>38.4907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172" calcext:value-type="float">
            <text:p>0.0172</text:p>
          </table:table-cell>
          <table:table-cell office:value-type="float" office:value="97.4125" calcext:value-type="float">
            <text:p>97.4125</text:p>
          </table:table-cell>
          <table:table-cell table:formula="of:=[.C34]*100/([.C34]+[.F34])" office:value-type="float" office:value="76.7055629815806" calcext:value-type="float">
            <text:p>76.7055629816</text:p>
          </table:table-cell>
        </table:table-row>
        <table:table-row table:style-name="ro1" table:number-rows-repeated="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09cm" fo:margin-bottom="1.05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T00:00:01.898796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33:53.827000000</meta:creation-date>
    <dc:date>2013-11-10T16:20:24.082000000</dc:date>
    <meta:editing-duration>PT4M57S</meta:editing-duration>
    <meta:editing-cycles>3</meta:editing-cycles>
    <meta:generator>LibreOffice/4.1.0.4$Windows_x86 LibreOffice_project/89ea49ddacd9aa532507cbf852f2bb22b1ace28</meta:generator>
    <meta:print-date>2013-11-10T11:42:07.035000000</meta:print-date>
    <meta:document-statistic meta:table-count="1" meta:cell-count="374" meta:object-count="0"/>
  </office:meta>
</office:document-meta>
</file>